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66pt"/>
    </style:style>
    <style:style style:name="co4" style:family="table-column">
      <style:table-column-properties fo:break-before="auto" style:column-width="6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5" style:family="table-cell" style:parent-style-name="Default" style:data-style-name="N121"/>
    <style:style style:name="ce6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1.1" calcext:value-type="float">
            <text:p>1.1</text:p>
          </table:table-cell>
          <table:table-cell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 (Ha/atom)</text:p>
          </table:table-cell>
          <table:table-cell table:style-name="ce1" office:value-type="float" office:value="-32.732874317" calcext:value-type="float">
            <text:p>-32.732874317</text:p>
          </table:table-cell>
          <table:table-cell table:style-name="ce1" office:value-type="float" office:value="-32.774427186" calcext:value-type="float">
            <text:p>-32.774427186</text:p>
          </table:table-cell>
          <table:table-cell table:style-name="ce1" office:value-type="float" office:value="-32.792558505" calcext:value-type="float">
            <text:p>-32.792558505</text:p>
          </table:table-cell>
          <table:table-cell table:style-name="ce1" office:value-type="float" office:value="-32.795592418" calcext:value-type="float">
            <text:p>-32.795592418</text:p>
          </table:table-cell>
          <table:table-cell table:style-name="ce1" office:value-type="float" office:value="-32.788907297" calcext:value-type="float">
            <text:p>-32.788907297</text:p>
          </table:table-cell>
          <table:table-cell table:style-name="ce1" office:value-type="float" office:value="-32.776412441" calcext:value-type="float">
            <text:p>-32.776412441</text:p>
          </table:table-cell>
          <table:table-cell table:style-name="ce1" office:value-type="float" office:value="-32.760770491" calcext:value-type="float">
            <text:p>-32.760770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1" office:value-type="float" office:value="225.65798458" calcext:value-type="float">
            <text:p>225.65798458</text:p>
          </table:table-cell>
          <table:table-cell table:style-name="ce1" office:value-type="float" office:value="100.04720892" calcext:value-type="float">
            <text:p>100.04720892</text:p>
          </table:table-cell>
          <table:table-cell table:style-name="ce1" office:value-type="float" office:value="30.500139205" calcext:value-type="float">
            <text:p>30.500139205</text:p>
          </table:table-cell>
          <table:table-cell table:style-name="ce1" office:value-type="float" office:value="-6.6651407398" calcext:value-type="float">
            <text:p>-6.6651407398</text:p>
          </table:table-cell>
          <table:table-cell table:style-name="ce1" office:value-type="float" office:value="-25.702690364" calcext:value-type="float">
            <text:p>-25.702690364</text:p>
          </table:table-cell>
          <table:table-cell table:style-name="ce1" office:value-type="float" office:value="-33.43952006" calcext:value-type="float">
            <text:p>-33.43952006</text:p>
          </table:table-cell>
          <table:table-cell table:style-name="ce1" office:value-type="float" office:value="-35.677892893" calcext:value-type="float">
            <text:p>-35.67789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in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 (Ha/atom)</text:p>
          </table:table-cell>
          <table:table-cell table:style-name="ce1" table:formula="of:=-458.259367380629/14" office:value-type="float" office:value="-32.7328119557592" calcext:value-type="float">
            <text:p>-32.7328119557592</text:p>
          </table:table-cell>
          <table:table-cell table:formula="of:=-458.84073318267/14" office:value-type="float" office:value="-32.7743380844764" calcext:value-type="float">
            <text:p>-32.7743380844764</text:p>
          </table:table-cell>
          <table:table-cell table:style-name="ce1" table:formula="of:=-459.095001383364/14" office:value-type="float" office:value="-32.7925000988117" calcext:value-type="float">
            <text:p>-32.7925000988117</text:p>
          </table:table-cell>
          <table:table-cell table:formula="of:=-459.136930059839/14" office:value-type="float" office:value="-32.7954950042742" calcext:value-type="float">
            <text:p>-32.7954950042742</text:p>
          </table:table-cell>
          <table:table-cell table:formula="of:=-459.044014307372/14" office:value-type="float" office:value="-32.7888581648123" calcext:value-type="float">
            <text:p>-32.7888581648123</text:p>
          </table:table-cell>
          <table:table-cell table:formula="of:=-458.869406260313/14" office:value-type="float" office:value="-32.7763861614509" calcext:value-type="float">
            <text:p>-32.7763861614509</text:p>
          </table:table-cell>
          <table:table-cell table:formula="of:=-458.649387710237/14" office:value-type="float" office:value="-32.7606705507312" calcext:value-type="float">
            <text:p>-32.7606705507312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1" office:value-type="float" office:value="-394.92" calcext:value-type="float">
            <text:p>-394.92</text:p>
          </table:table-cell>
          <table:table-cell table:style-name="ce2" office:value-type="float" office:value="-419.54" calcext:value-type="float">
            <text:p>-4.20E+02</text:p>
          </table:table-cell>
          <table:table-cell table:style-name="ce1" office:value-type="float" office:value="-409.82" calcext:value-type="float">
            <text:p>-409.82</text:p>
          </table:table-cell>
          <table:table-cell table:style-name="ce2" office:value-type="float" office:value="-383.86" calcext:value-type="float">
            <text:p>-3.84E+02</text:p>
          </table:table-cell>
          <table:table-cell table:style-name="ce2" office:value-type="float" office:value="-351.28" calcext:value-type="float">
            <text:p>-3.51E+02</text:p>
          </table:table-cell>
          <table:table-cell table:style-name="ce2" office:value-type="float" office:value="-317.62" calcext:value-type="float">
            <text:p>-3.18E+02</text:p>
          </table:table-cell>
          <table:table-cell table:style-name="ce2" office:value-type="float" office:value="-285.2" calcext:value-type="float">
            <text:p>-2.85E+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6" calcext:value-type="float">
            <text:p>1.06</text:p>
          </table:table-cell>
          <table:table-cell office:value-type="float" office:value="1.08" calcext:value-type="float">
            <text:p>1.0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SPA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 (Ha/atom)</text:p>
          </table:table-cell>
          <table:table-cell table:style-name="ce1" office:value-type="float" office:value="-32.774427186" calcext:value-type="float">
            <text:p>-32.774427186</text:p>
          </table:table-cell>
          <table:table-cell table:style-name="ce1" office:value-type="float" office:value="-32.783937808" calcext:value-type="float">
            <text:p>-32.783937808</text:p>
          </table:table-cell>
          <table:table-cell table:style-name="ce1" office:value-type="float" office:value="-32.790366991" calcext:value-type="float">
            <text:p>-32.790366991</text:p>
          </table:table-cell>
          <table:table-cell table:style-name="ce1" office:value-type="float" office:value="-32.7941667" calcext:value-type="float">
            <text:p>-32.7941667</text:p>
          </table:table-cell>
          <table:table-cell table:style-name="ce1" office:value-type="float" office:value="-32.795815177" calcext:value-type="float">
            <text:p>-32.795815177</text:p>
          </table:table-cell>
          <table:table-cell table:style-name="ce1" office:value-type="float" office:value="-32.795874358" calcext:value-type="float">
            <text:p>-32.795874358</text:p>
          </table:table-cell>
          <table:table-cell table:style-name="ce1" office:value-type="float" office:value="-32.795592418" calcext:value-type="float">
            <text:p>-32.795592418</text:p>
          </table:table-cell>
          <table:table-cell table:style-name="ce1" office:value-type="float" office:value="-32.793784458" calcext:value-type="float">
            <text:p>-32.793784458</text:p>
          </table:table-cell>
          <table:table-cell table:style-name="ce1" office:value-type="float" office:value="-32.790811267" calcext:value-type="float">
            <text:p>-32.790811267</text:p>
          </table:table-cell>
          <table:table-cell table:style-name="ce1" office:value-type="float" office:value="-32.786807109" calcext:value-type="float">
            <text:p>-32.786807109</text:p>
          </table:table-cell>
          <table:table-cell table:style-name="ce1" office:value-type="float" office:value="-32.782012894" calcext:value-type="float">
            <text:p>-32.782012894</text:p>
          </table:table-cell>
          <table:table-cell table:style-name="ce1" office:value-type="float" office:value="-32.776412441" calcext:value-type="float">
            <text:p>-32.776412441</text:p>
          </table:table-cell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1" office:value-type="float" office:value="100.04720892" calcext:value-type="float">
            <text:p>100.04720892</text:p>
          </table:table-cell>
          <table:table-cell table:style-name="ce1" office:value-type="float" office:value="67.099924374" calcext:value-type="float">
            <text:p>67.099924374</text:p>
          </table:table-cell>
          <table:table-cell table:style-name="ce1" office:value-type="float" office:value="41.494939895" calcext:value-type="float">
            <text:p>41.494939895</text:p>
          </table:table-cell>
          <table:table-cell table:style-name="ce1" office:value-type="float" office:value="21.271873925" calcext:value-type="float">
            <text:p>21.271873925</text:p>
          </table:table-cell>
          <table:table-cell table:style-name="ce1" office:value-type="float" office:value="5.1566523211" calcext:value-type="float">
            <text:p>5.1566523211</text:p>
          </table:table-cell>
          <table:table-cell table:style-name="ce1" office:value-type="float" office:value="-1.6460959195" calcext:value-type="float">
            <text:p>-1.6460959195</text:p>
          </table:table-cell>
          <table:table-cell table:style-name="ce1" office:value-type="float" office:value="-6.6651407398" calcext:value-type="float">
            <text:p>-6.6651407398</text:p>
          </table:table-cell>
          <table:table-cell table:style-name="ce1" office:value-type="float" office:value="-16.113197115" calcext:value-type="float">
            <text:p>-16.113197115</text:p>
          </table:table-cell>
          <table:table-cell table:style-name="ce1" office:value-type="float" office:value="-22.973984411" calcext:value-type="float">
            <text:p>-22.973984411</text:p>
          </table:table-cell>
          <table:table-cell table:style-name="ce1" office:value-type="float" office:value="-27.788175829" calcext:value-type="float">
            <text:p>-27.788175829</text:p>
          </table:table-cell>
          <table:table-cell table:style-name="ce1" office:value-type="float" office:value="-31.275536815" calcext:value-type="float">
            <text:p>-31.275536815</text:p>
          </table:table-cell>
          <table:table-cell table:style-name="ce1" office:value-type="float" office:value="-33.43952006" calcext:value-type="float">
            <text:p>-33.43952006</text:p>
          </table:table-cell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</text:p>
          </table:table-cell>
          <table:table-cell table:style-name="ce1" office:value-type="float" office:value="701.66843693" calcext:value-type="float">
            <text:p>701.66843693</text:p>
          </table:table-cell>
          <table:table-cell table:style-name="ce1" office:value-type="float" office:value="749.49354159" calcext:value-type="float">
            <text:p>749.49354159</text:p>
          </table:table-cell>
          <table:table-cell table:style-name="ce1" office:value-type="float" office:value="799.44386423" calcext:value-type="float">
            <text:p>799.44386423</text:p>
          </table:table-cell>
          <table:table-cell table:style-name="ce1" office:value-type="float" office:value="851.56560524" calcext:value-type="float">
            <text:p>851.56560524</text:p>
          </table:table-cell>
          <table:table-cell table:style-name="ce1" office:value-type="float" office:value="905.90496501" calcext:value-type="float">
            <text:p>905.90496501</text:p>
          </table:table-cell>
          <table:table-cell table:style-name="ce1" office:value-type="float" office:value="933.92068956" calcext:value-type="float">
            <text:p>933.92068956</text:p>
          </table:table-cell>
          <table:table-cell table:style-name="ce1" office:value-type="float" office:value="962.50814394" calcext:value-type="float">
            <text:p>962.50814394</text:p>
          </table:table-cell>
          <table:table-cell table:style-name="ce1" office:value-type="float" office:value="1021.4213424" calcext:value-type="float">
            <text:p>1021.4213424</text:p>
          </table:table-cell>
          <table:table-cell table:style-name="ce1" office:value-type="float" office:value="1082.6907608" calcext:value-type="float">
            <text:p>1082.6907608</text:p>
          </table:table-cell>
          <table:table-cell table:style-name="ce1" office:value-type="float" office:value="1146.3625996" calcext:value-type="float">
            <text:p>1146.3625996</text:p>
          </table:table-cell>
          <table:table-cell table:style-name="ce1" office:value-type="float" office:value="1212.483059" calcext:value-type="float">
            <text:p>1212.483059</text:p>
          </table:table-cell>
          <table:table-cell table:style-name="ce1" office:value-type="float" office:value="1281.0983396" calcext:value-type="float">
            <text:p>1281.09833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in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 (Ha/atom)</text:p>
          </table:table-cell>
          <table:table-cell table:formula="of:=-458.84073318267/14" office:value-type="float" office:value="-32.7743380844764" calcext:value-type="float">
            <text:p>-32.7743380844764</text:p>
          </table:table-cell>
          <table:table-cell table:formula="of:=-458.974277222256/14" office:value-type="float" office:value="-32.7838769444469" calcext:value-type="float">
            <text:p>-32.7838769444469</text:p>
          </table:table-cell>
          <table:table-cell table:formula="of:=-459.064190067627/14" office:value-type="float" office:value="-32.7902992905448" calcext:value-type="float">
            <text:p>-32.7902992905448</text:p>
          </table:table-cell>
          <table:table-cell table:formula="of:=-459.117432475098/14" office:value-type="float" office:value="-32.7941023196499" calcext:value-type="float">
            <text:p>-32.7941023196499</text:p>
          </table:table-cell>
          <table:table-cell table:formula="of:=-459.139990088709/14" office:value-type="float" office:value="-32.7957135777649" calcext:value-type="float">
            <text:p>-32.7957135777649</text:p>
          </table:table-cell>
          <table:table-cell table:formula="of:=-459.14165804225/14" office:value-type="float" office:value="-32.7958327173036" calcext:value-type="float">
            <text:p>-32.7958327173036</text:p>
          </table:table-cell>
          <table:table-cell table:formula="of:=-459.136930059839/14" office:value-type="float" office:value="-32.7954950042742" calcext:value-type="float">
            <text:p>-32.7954950042742</text:p>
          </table:table-cell>
          <table:table-cell table:formula="of:=-459.112532323765/14" office:value-type="float" office:value="-32.7937523088404" calcext:value-type="float">
            <text:p>-32.7937523088404</text:p>
          </table:table-cell>
          <table:table-cell table:formula="of:=-459.070564528116/14" office:value-type="float" office:value="-32.7907546091511" calcext:value-type="float">
            <text:p>-32.7907546091511</text:p>
          </table:table-cell>
          <table:table-cell table:formula="of:=-459.014294538007/14" office:value-type="float" office:value="-32.7867353241434" calcext:value-type="float">
            <text:p>-32.7867353241434</text:p>
          </table:table-cell>
          <table:table-cell table:formula="of:=-458.94644706949/14" office:value-type="float" office:value="-32.7818890763921" calcext:value-type="float">
            <text:p>-32.7818890763921</text:p>
          </table:table-cell>
          <table:table-cell table:formula="of:=-458.869406260313/14" office:value-type="float" office:value="-32.7763861614509" calcext:value-type="float">
            <text:p>-32.7763861614509</text:p>
          </table:table-cell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2" office:value-type="float" office:value="-419.54" calcext:value-type="float">
            <text:p>-4.20E+02</text:p>
          </table:table-cell>
          <table:table-cell table:number-columns-repeated="5"/>
          <table:table-cell table:style-name="ce2" office:value-type="float" office:value="-383.86" calcext:value-type="float">
            <text:p>-3.84E+02</text:p>
          </table:table-cell>
          <table:table-cell table:number-columns-repeated="4"/>
          <table:table-cell table:style-name="ce2" office:value-type="float" office:value="-317.62" calcext:value-type="float">
            <text:p>-3.18E+02</text:p>
          </table:table-cell>
        </table:table-row>
        <table:table-row table:style-name="ro1">
          <table:table-cell office:value-type="string" calcext:value-type="string">
            <text:p>magnetizatio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SPARC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energy (Ha/atom)</text:p>
          </table:table-cell>
          <table:table-cell table:style-name="ce5" office:value-type="float" office:value="-32.790366991" calcext:value-type="float">
            <text:p>-32.7903670</text:p>
          </table:table-cell>
          <table:table-cell table:style-name="ce5" office:value-type="float" office:value="-32.792558505" calcext:value-type="float">
            <text:p>-32.7925585</text:p>
          </table:table-cell>
          <table:table-cell table:style-name="ce5" office:value-type="float" office:value="-32.7941667" calcext:value-type="float">
            <text:p>-32.7941667</text:p>
          </table:table-cell>
          <table:table-cell table:style-name="ce5" office:value-type="float" office:value="-32.795223286" calcext:value-type="float">
            <text:p>-32.7952233</text:p>
          </table:table-cell>
          <table:table-cell table:style-name="ce5" office:value-type="float" office:value="-32.795815177" calcext:value-type="float">
            <text:p>-32.7958152</text:p>
          </table:table-cell>
          <table:table-cell table:style-name="ce5" office:value-type="float" office:value="-32.795899038" calcext:value-type="float">
            <text:p>-32.7958990</text:p>
          </table:table-cell>
          <table:table-cell table:style-name="ce5" office:value-type="float" office:value="-32.795592418" calcext:value-type="float">
            <text:p>-32.7955924</text:p>
          </table:table-cell>
          <table:table-cell table:style-name="ce5" office:value-type="float" office:value="-32.794896558" calcext:value-type="float">
            <text:p>-32.7948966</text:p>
          </table:table-cell>
          <table:table-cell table:style-name="ce5" office:value-type="float" office:value="-32.793784458" calcext:value-type="float">
            <text:p>-32.7937845</text:p>
          </table:table-cell>
          <table:table-cell table:style-name="ce5" office:value-type="float" office:value="-32.792480478" calcext:value-type="float">
            <text:p>-32.7924805</text:p>
          </table:table-cell>
          <table:table-cell table:style-name="ce5" office:value-type="float" office:value="-32.790811267" calcext:value-type="float">
            <text:p>-32.7908113</text:p>
          </table:table-cell>
          <table:table-cell/>
        </table:table-row>
        <table:table-row table:style-name="ro1">
          <table:table-cell office:value-type="string" calcext:value-type="string">
            <text:p>pressure (Gpa)</text:p>
          </table:table-cell>
          <table:table-cell table:style-name="ce5" office:value-type="float" office:value="41.494939895" calcext:value-type="float">
            <text:p>41.4949399</text:p>
          </table:table-cell>
          <table:table-cell table:style-name="ce5" office:value-type="float" office:value="30.500139205" calcext:value-type="float">
            <text:p>30.5001392</text:p>
          </table:table-cell>
          <table:table-cell table:style-name="ce5" office:value-type="float" office:value="21.271873925" calcext:value-type="float">
            <text:p>21.2718739</text:p>
          </table:table-cell>
          <table:table-cell table:style-name="ce5" office:value-type="float" office:value="12.886662242" calcext:value-type="float">
            <text:p>12.8866622</text:p>
          </table:table-cell>
          <table:table-cell table:style-name="ce5" office:value-type="float" office:value="5.1566523211" calcext:value-type="float">
            <text:p>5.1566523</text:p>
          </table:table-cell>
          <table:table-cell table:style-name="ce5" office:value-type="float" office:value="-1.0449030959" calcext:value-type="float">
            <text:p>-1.0449031</text:p>
          </table:table-cell>
          <table:table-cell table:style-name="ce5" office:value-type="float" office:value="-6.6651407398" calcext:value-type="float">
            <text:p>-6.6651407</text:p>
          </table:table-cell>
          <table:table-cell table:style-name="ce5" office:value-type="float" office:value="-11.767715431" calcext:value-type="float">
            <text:p>-11.7677154</text:p>
          </table:table-cell>
          <table:table-cell table:style-name="ce5" office:value-type="float" office:value="-16.113197115" calcext:value-type="float">
            <text:p>-16.1131971</text:p>
          </table:table-cell>
          <table:table-cell table:style-name="ce5" office:value-type="float" office:value="-20.08712237" calcext:value-type="float">
            <text:p>-20.0871224</text:p>
          </table:table-cell>
          <table:table-cell table:style-name="ce5" office:value-type="float" office:value="-22.973984411" calcext:value-type="float">
            <text:p>-22.9739844</text:p>
          </table:table-cell>
          <table:table-cell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1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</text:p>
          </table:table-cell>
          <table:table-cell table:style-name="ce6" office:value-type="float" office:value="799.44386423" calcext:value-type="float">
            <text:p>799.443864</text:p>
          </table:table-cell>
          <table:table-cell table:style-name="ce6" office:value-type="float" office:value="825.23041991" calcext:value-type="float">
            <text:p>825.230420</text:p>
          </table:table-cell>
          <table:table-cell table:style-name="ce6" office:value-type="float" office:value="851.56560524" calcext:value-type="float">
            <text:p>851.565605</text:p>
          </table:table-cell>
          <table:table-cell table:style-name="ce6" office:value-type="float" office:value="878.45519526" calcext:value-type="float">
            <text:p>878.455195</text:p>
          </table:table-cell>
          <table:table-cell table:style-name="ce6" office:value-type="float" office:value="905.90496501" calcext:value-type="float">
            <text:p>905.904965</text:p>
          </table:table-cell>
          <table:table-cell table:style-name="ce6" office:value-type="float" office:value="933.92068956" calcext:value-type="float">
            <text:p>933.920690</text:p>
          </table:table-cell>
          <table:table-cell table:style-name="ce6" office:value-type="float" office:value="962.50814394" calcext:value-type="float">
            <text:p>962.508144</text:p>
          </table:table-cell>
          <table:table-cell table:style-name="ce6" office:value-type="float" office:value="991.67310321" calcext:value-type="float">
            <text:p>991.673103</text:p>
          </table:table-cell>
          <table:table-cell table:style-name="ce6" office:value-type="float" office:value="1021.4213424" calcext:value-type="float">
            <text:p>1021.421342</text:p>
          </table:table-cell>
          <table:table-cell table:style-name="ce6" office:value-type="float" office:value="1051.7586366" calcext:value-type="float">
            <text:p>1051.758637</text:p>
          </table:table-cell>
          <table:table-cell table:style-name="ce6" office:value-type="float" office:value="1082.6907608" calcext:value-type="float">
            <text:p>1082.69076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bin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nergy (Ha/atom)</text:p>
          </table:table-cell>
          <table:table-cell table:formula="of:=-459.064190067627/14" office:value-type="float" office:value="-32.7902992905448" calcext:value-type="float">
            <text:p>-32.7902992905448</text:p>
          </table:table-cell>
          <table:table-cell table:formula="of:=-459.095001383364/14" office:value-type="float" office:value="-32.7925000988117" calcext:value-type="float">
            <text:p>-32.7925000988117</text:p>
          </table:table-cell>
          <table:table-cell table:formula="of:=-459.117432475098/14" office:value-type="float" office:value="-32.7941023196499" calcext:value-type="float">
            <text:p>-32.7941023196499</text:p>
          </table:table-cell>
          <table:table-cell table:formula="of:=-459.13220036782/14" office:value-type="float" office:value="-32.79515716913" calcext:value-type="float">
            <text:p>-32.79515716913</text:p>
          </table:table-cell>
          <table:table-cell table:formula="of:=-459.139990088709/14" office:value-type="float" office:value="-32.7957135777649" calcext:value-type="float">
            <text:p>-32.7957135777649</text:p>
          </table:table-cell>
          <table:table-cell table:formula="of:=-459.14165804225/14" office:value-type="float" office:value="-32.7958327173036" calcext:value-type="float">
            <text:p>-32.7958327173036</text:p>
          </table:table-cell>
          <table:table-cell table:formula="of:=-459.136930059839/14" office:value-type="float" office:value="-32.7954950042742" calcext:value-type="float">
            <text:p>-32.7954950042742</text:p>
          </table:table-cell>
          <table:table-cell table:formula="of:=-459.1271493306/14" office:value-type="float" office:value="-32.7947963807571" calcext:value-type="float">
            <text:p>-32.7947963807571</text:p>
          </table:table-cell>
          <table:table-cell table:formula="of:=-459.112532323765/14" office:value-type="float" office:value="-32.7937523088404" calcext:value-type="float">
            <text:p>-32.7937523088404</text:p>
          </table:table-cell>
          <table:table-cell table:formula="of:=-459.09352940179/14" office:value-type="float" office:value="-32.7923949572707" calcext:value-type="float">
            <text:p>-32.7923949572707</text:p>
          </table:table-cell>
          <table:table-cell table:formula="of:=-459.070564528116/14" office:value-type="float" office:value="-32.7907546091511" calcext:value-type="float">
            <text:p>-32.7907546091511</text:p>
          </table:table-cell>
          <table:table-cell/>
        </table:table-row>
        <table:table-row table:style-name="ro1">
          <table:table-cell office:value-type="string" calcext:value-type="string">
            <text:p>pressure (Gp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gnetization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20" loext:min-decimal-places="20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6">00/00/0000</text:date>, <text:time style:data-style-name="N2" text:time-value="16:36:38.636090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9T10:47:46.075774926</meta:creation-date>
    <dc:date>2023-01-06T18:42:26.857037481</dc:date>
    <meta:editing-duration>PT11H45M15S</meta:editing-duration>
    <meta:editing-cycles>27</meta:editing-cycles>
    <meta:generator>LibreOffice/5.3.6.1$Linux_X86_64 LibreOffice_project/30$Build-1</meta:generator>
    <meta:document-statistic meta:table-count="1" meta:cell-count="220" meta:object-count="0"/>
  </office:meta>
</office:document-meta>
</file>